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868" officeooo:paragraph-rsid="00182868"/>
    </style:style>
    <style:style style:name="P2" style:family="paragraph" style:parent-style-name="Standard">
      <style:text-properties officeooo:rsid="001adf13" officeooo:paragraph-rsid="001adf13"/>
    </style:style>
    <style:style style:name="P3" style:family="paragraph" style:parent-style-name="Standard">
      <style:text-properties officeooo:rsid="0021394d" officeooo:paragraph-rsid="0021394d"/>
    </style:style>
    <style:style style:name="P4" style:family="paragraph" style:parent-style-name="Standard">
      <style:text-properties officeooo:rsid="0021394d" officeooo:paragraph-rsid="0022697e"/>
    </style:style>
    <style:style style:name="P5" style:family="paragraph" style:parent-style-name="Standard">
      <style:text-properties officeooo:rsid="00260c5c" officeooo:paragraph-rsid="002b48d4"/>
    </style:style>
    <style:style style:name="P6" style:family="paragraph" style:parent-style-name="Standard">
      <style:text-properties officeooo:rsid="00260c5c" officeooo:paragraph-rsid="00332c79"/>
    </style:style>
    <style:style style:name="P7" style:family="paragraph" style:parent-style-name="Standard">
      <style:text-properties officeooo:rsid="002d5ecd" officeooo:paragraph-rsid="002d5ecd"/>
    </style:style>
    <style:style style:name="P8" style:family="paragraph" style:parent-style-name="Standard">
      <style:text-properties officeooo:rsid="002d5ecd" officeooo:paragraph-rsid="00313aa8"/>
    </style:style>
    <style:style style:name="P9" style:family="paragraph" style:parent-style-name="Standard">
      <style:text-properties officeooo:rsid="0032a872" officeooo:paragraph-rsid="0032a872"/>
    </style:style>
    <style:style style:name="P10" style:family="paragraph" style:parent-style-name="Standard">
      <style:text-properties officeooo:rsid="003cce2c" officeooo:paragraph-rsid="003f037e"/>
    </style:style>
    <style:style style:name="P11" style:family="paragraph" style:parent-style-name="Standard">
      <style:text-properties officeooo:rsid="003f68a2" officeooo:paragraph-rsid="003f68a2"/>
    </style:style>
    <style:style style:name="P12" style:family="paragraph" style:parent-style-name="Standard">
      <style:text-properties officeooo:rsid="0042c46c" officeooo:paragraph-rsid="00489f85"/>
    </style:style>
    <style:style style:name="P13" style:family="paragraph" style:parent-style-name="Standard">
      <style:text-properties officeooo:rsid="0050552d" officeooo:paragraph-rsid="0050552d"/>
    </style:style>
    <style:style style:name="P14" style:family="paragraph" style:parent-style-name="Standard">
      <style:text-properties officeooo:rsid="005260f0" officeooo:paragraph-rsid="005260f0"/>
    </style:style>
    <style:style style:name="T1" style:family="text">
      <style:text-properties officeooo:rsid="001bdb56"/>
    </style:style>
    <style:style style:name="T2" style:family="text">
      <style:text-properties officeooo:rsid="0022697e"/>
    </style:style>
    <style:style style:name="T3" style:family="text">
      <style:text-properties officeooo:rsid="002a52b0"/>
    </style:style>
    <style:style style:name="T4" style:family="text">
      <style:text-properties officeooo:rsid="00312e05"/>
    </style:style>
    <style:style style:name="T5" style:family="text">
      <style:text-properties officeooo:rsid="00313aa8"/>
    </style:style>
    <style:style style:name="T6" style:family="text">
      <style:text-properties officeooo:rsid="00327f62"/>
    </style:style>
    <style:style style:name="T7" style:family="text">
      <style:text-properties fo:color="#ce181e" officeooo:rsid="002a52b0"/>
    </style:style>
    <style:style style:name="T8" style:family="text">
      <style:text-properties fo:color="#ce181e" officeooo:rsid="00312e05"/>
    </style:style>
    <style:style style:name="T9" style:family="text">
      <style:text-properties fo:color="#ce181e" officeooo:rsid="00489f85"/>
    </style:style>
    <style:style style:name="T10" style:family="text">
      <style:text-properties fo:color="#ce181e" officeooo:rsid="00513d12"/>
    </style:style>
    <style:style style:name="T11" style:family="text">
      <style:text-properties officeooo:rsid="003bb0ef"/>
    </style:style>
    <style:style style:name="T12" style:family="text">
      <style:text-properties officeooo:rsid="003ea6de"/>
    </style:style>
    <style:style style:name="T13" style:family="text">
      <style:text-properties officeooo:rsid="0040b0b2"/>
    </style:style>
    <style:style style:name="T14" style:family="text">
      <style:text-properties officeooo:rsid="00459906"/>
    </style:style>
    <style:style style:name="T15" style:family="text">
      <style:text-properties officeooo:rsid="00489f85"/>
    </style:style>
    <style:style style:name="T16" style:family="text">
      <style:text-properties officeooo:rsid="004cf608"/>
    </style:style>
    <style:style style:name="T17" style:family="text">
      <style:text-properties officeooo:rsid="004d13ad"/>
    </style:style>
    <style:style style:name="T18" style:family="text">
      <style:text-properties officeooo:rsid="00513d12"/>
    </style:style>
    <style:style style:name="T19" style:family="text">
      <style:text-properties officeooo:rsid="0051d8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D -subsistema de armazenamento de discos</text:p>
      <text:p text:style-name="P1"/>
      <text:p text:style-name="P2">vantagens- <text:span text:style-name="T1">segurança, velocidade na escrita e leitura</text:span></text:p>
      <text:p text:style-name="P2"/>
      <text:p text:style-name="P3">*RAID 0</text:p>
      <text:p text:style-name="P3">*RAID 1</text:p>
      <text:p text:style-name="P3">*RAID 2</text:p>
      <text:p text:style-name="P3">*RAID 3</text:p>
      <text:p text:style-name="P3">*RAID 4</text:p>
      <text:p text:style-name="P3">*RAID 5</text:p>
      <text:p text:style-name="P3">RAID 6</text:p>
      <text:p text:style-name="P3">RAID 01</text:p>
      <text:p text:style-name="P3">RAID 10</text:p>
      <text:p text:style-name="P4">RAID <text:span text:style-name="T2">50</text:span></text:p>
      <text:p text:style-name="P3">RAID 100</text:p>
      <text:p text:style-name="P3"/>
      <text:p text:style-name="P6">RAID 0 – </text:p>
      <text:p text:style-name="P6"><text:span text:style-name="T3"><text:tab/></text:span><text:span text:style-name="T7">Foco</text:span><text:span text:style-name="T3"> - desempenho na escrita e leitura</text:span></text:p>
      <text:p text:style-name="P5"><text:span text:style-name="T3"><text:tab/>Cada parte do arquivo é tranferida para um disco <text:line-break/><text:tab/>Armazenamento feito de forma paralela distribuindo o arquivo por igual nos discos</text:span></text:p>
      <text:p text:style-name="P5"/>
      <text:p text:style-name="P8">RAID 1 – <text:span text:style-name="T5">Mirror</text:span></text:p>
      <text:p text:style-name="P8"><text:span text:style-name="T4"><text:tab/></text:span><text:span text:style-name="T8">Foco</text:span><text:span text:style-name="T4"> – segurança de erros na escrita</text:span></text:p>
      <text:p text:style-name="P7"><text:tab/><text:span text:style-name="T4">É feito espelhamento dos arquivos de um disco A para o B</text:span></text:p>
      <text:p text:style-name="P7"><text:tab/><text:span text:style-name="T6">Escrita demorada</text:span></text:p>
      <text:p text:style-name="P7"/>
      <text:p text:style-name="P9">RAID 2 - <text:s/><text:span text:style-name="T11">ECC</text:span></text:p>
      <text:p text:style-name="P9"><text:tab/><text:span text:style-name="T13">Parecido com o RAID 0</text:span></text:p>
      <text:p text:style-name="P9"><text:tab/><text:span text:style-name="T11">Possui sistema para correção de erros, com isso é usado discos apenas de backup.</text:span></text:p>
      <text:p text:style-name="P9"/>
      <text:p text:style-name="P10">RAID 3 – </text:p>
      <text:p text:style-name="P12"><text:tab/><text:span text:style-name="T9">Foco</text:span><text:span text:style-name="T15"> - segurança</text:span></text:p>
      <text:p text:style-name="P12"><text:tab/>Parecido com o RAID 5 <text:span text:style-name="T14">OU RAID 2</text:span></text:p>
      <text:p text:style-name="P10"><text:span text:style-name="T12"><text:tab/>Usado 1 disco para verificação de dados pelo método da paridade</text:span></text:p>
      <text:p text:style-name="P10"/>
      <text:p text:style-name="P11">RAID 4 - </text:p>
      <text:p text:style-name="P11"><text:tab/><text:span text:style-name="T9">Foco</text:span><text:span text:style-name="T15"> – segurança</text:span></text:p>
      <text:p text:style-name="P11"><text:tab/><text:span text:style-name="T16">Oferece acesso individual em cada disco</text:span></text:p>
      <text:p text:style-name="P11"><text:tab/><text:span text:style-name="T17">Necessida atualizar a unidade de paridade a cada gravação feita</text:span></text:p>
      <text:p text:style-name="P11"/>
      <text:p text:style-name="P13">RAID 5 - </text:p>
      <text:p text:style-name="P13"><text:tab/><text:span text:style-name="T10">Foco</text:span><text:span text:style-name="T18"> - segurança</text:span></text:p>
      <text:p text:style-name="P11"><text:tab/><text:span text:style-name="T19">Ofecere paridade para cada unidade, tornando a escrita rapida e segura</text:span></text:p>
      <text:p text:style-name="P11"/>
      <text:p text:style-name="P14">RAID 6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8:57:34.319185359</meta:creation-date>
    <meta:generator>LibreOffice/6.0.3.2$Linux_X86_64 LibreOffice_project/00m0$Build-2</meta:generator>
    <dc:date>2018-08-23T23:53:13.160438228</dc:date>
    <meta:editing-duration>PT2H33M37S</meta:editing-duration>
    <meta:editing-cycles>50</meta:editing-cycles>
    <meta:document-statistic meta:table-count="0" meta:image-count="0" meta:object-count="0" meta:page-count="1" meta:paragraph-count="35" meta:word-count="176" meta:character-count="953" meta:non-whitespace-character-count="785"/>
  </office:meta>
</office:document-meta>
</file>